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sans-serif" fo:background-color="transparent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sans-serif" fo:background-color="transparent"/>
    </style:style>
    <style:style style:name="T1" style:family="text">
      <style:text-properties fo:color="#000000" loext:opacity="100%" style:font-name="sans-serif" fo:background-color="transparent" loext:char-shading-value="0"/>
    </style:style>
    <style:style style:name="T2" style:family="text">
      <style:text-properties fo:color="#000000" loext:opacity="100%" fo:font-family="monospace" fo:font-size="10pt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ses números indicam que apenas 0,1% dos mainframes IBM Z sofreram downtime devido a brechas de segurança, enquanto 2% dos servidores Lenovo ThinkSystem (x86) reportaram hacks bem-sucedidos. Para calcular o percentual de invasão do mainframe z/OS em relação à baixa plataforma, usamos a fórmula:</text:p>
      <text:p text:style-name="P2"><text:span text:style-name="T1">Percentual=(Taxa de brechas de mainframe z/OSTaxa de brechas de baixa plataforma)×100%\text{Percentual} = \left( \frac{\text{Taxa de brechas de mainframe z/OS}}{\text{Taxa de brechas de baixa plataforma}} \right) \times 100\%</text:span><text:span text:style-name="Source_20_Text"><text:span text:style-name="T2">\text{Percentual} = \left( \frac{\text{Taxa de brechas de mainframe z/OS}}{\text{Taxa de brechas de baixa plataforma}} \right) \times 100\%</text:span></text:span></text:p>
      <text:p text:style-name="P1">Substituindo os valores:</text:p>
      <text:p text:style-name="P3">Percentual=(0,1%2%)×100%=5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08:35:47.083087300</meta:creation-date>
    <dc:date>2025-05-18T08:38:41.403467300</dc:date>
    <meta:editing-duration>PT2M54S</meta:editing-duration>
    <meta:editing-cycles>1</meta:editing-cycles>
    <meta:document-statistic meta:table-count="0" meta:image-count="0" meta:object-count="0" meta:page-count="1" meta:paragraph-count="4" meta:word-count="91" meta:character-count="711" meta:non-whitespace-character-count="624"/>
    <meta:generator>LibreOffice/25.2.2.2$Windows_X86_64 LibreOffice_project/7370d4be9e3cf6031a51beef54ff3bda878e3fac</meta:generator>
  </office:meta>
</office:document-meta>
</file>